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8878" officeooo:paragraph-rsid="001b8878"/>
    </style:style>
    <style:style style:name="P2" style:family="paragraph" style:parent-style-name="Standard">
      <style:text-properties officeooo:rsid="001e3324" officeooo:paragraph-rsid="001e3324"/>
    </style:style>
    <style:style style:name="P3" style:family="paragraph" style:parent-style-name="Standard">
      <style:text-properties fo:font-weight="bold" officeooo:rsid="001e3324" officeooo:paragraph-rsid="001e3324" style:font-weight-asian="bold" style:font-weight-complex="bold"/>
    </style:style>
    <style:style style:name="P4" style:family="paragraph" style:parent-style-name="Standard">
      <style:text-properties fo:font-weight="bold" officeooo:rsid="001b8878" officeooo:paragraph-rsid="001b8878" style:font-weight-asian="bold" style:font-weight-complex="bold"/>
    </style:style>
    <style:style style:name="P5" style:family="paragraph" style:parent-style-name="Standard">
      <style:text-properties fo:font-weight="bold" officeooo:rsid="001f776d" officeooo:paragraph-rsid="001f776d" style:font-weight-asian="bold" style:font-weight-complex="bold"/>
    </style:style>
    <style:style style:name="P6" style:family="paragraph" style:parent-style-name="Standard">
      <style:text-properties fo:font-weight="bold" officeooo:rsid="0025cb10" officeooo:paragraph-rsid="0025cb10" style:font-weight-asian="bold" style:font-weight-complex="bold"/>
    </style:style>
    <style:style style:name="P7" style:family="paragraph" style:parent-style-name="Standard">
      <style:text-properties fo:font-weight="bold" officeooo:rsid="00378daa" officeooo:paragraph-rsid="00378daa" style:font-weight-asian="bold" style:font-weight-complex="bold"/>
    </style:style>
    <style:style style:name="P8" style:family="paragraph" style:parent-style-name="Standard">
      <style:text-properties fo:font-weight="bold" officeooo:rsid="00208bf1" officeooo:paragraph-rsid="00208bf1" style:font-weight-asian="bold" style:font-weight-complex="bold"/>
    </style:style>
    <style:style style:name="P9" style:family="paragraph" style:parent-style-name="Standard">
      <style:text-properties fo:font-weight="bold" officeooo:rsid="00406985" officeooo:paragraph-rsid="00406985" style:font-weight-asian="bold" style:font-weight-complex="bold"/>
    </style:style>
    <style:style style:name="P10" style:family="paragraph" style:parent-style-name="Standard">
      <style:text-properties officeooo:rsid="001f776d" officeooo:paragraph-rsid="0025cb10"/>
    </style:style>
    <style:style style:name="P11" style:family="paragraph" style:parent-style-name="Standard">
      <style:text-properties officeooo:rsid="001f776d" officeooo:paragraph-rsid="001f776d"/>
    </style:style>
    <style:style style:name="P12" style:family="paragraph" style:parent-style-name="Standard">
      <style:text-properties officeooo:rsid="001f776d" officeooo:paragraph-rsid="0041ee06"/>
    </style:style>
    <style:style style:name="P13" style:family="paragraph" style:parent-style-name="Standard">
      <style:text-properties officeooo:rsid="00208bf1" officeooo:paragraph-rsid="00208bf1"/>
    </style:style>
    <style:style style:name="P14" style:family="paragraph" style:parent-style-name="Standard">
      <style:text-properties officeooo:rsid="00208bf1" officeooo:paragraph-rsid="002d1aee"/>
    </style:style>
    <style:style style:name="P15" style:family="paragraph" style:parent-style-name="Standard">
      <style:text-properties officeooo:rsid="002413e3" officeooo:paragraph-rsid="002413e3"/>
    </style:style>
    <style:style style:name="P16" style:family="paragraph" style:parent-style-name="Standard">
      <style:text-properties officeooo:rsid="0025cb10" officeooo:paragraph-rsid="0027af81"/>
    </style:style>
    <style:style style:name="P17" style:family="paragraph" style:parent-style-name="Standard">
      <style:text-properties officeooo:rsid="00227431" officeooo:paragraph-rsid="00227431"/>
    </style:style>
    <style:style style:name="P18" style:family="paragraph" style:parent-style-name="Standard">
      <style:text-properties officeooo:rsid="00227431" officeooo:paragraph-rsid="00360eda"/>
    </style:style>
    <style:style style:name="P19" style:family="paragraph" style:parent-style-name="Standard">
      <style:text-properties officeooo:rsid="002f2775" officeooo:paragraph-rsid="002f2775"/>
    </style:style>
    <style:style style:name="P20" style:family="paragraph" style:parent-style-name="Standard">
      <style:text-properties officeooo:rsid="00214354" officeooo:paragraph-rsid="003187ed"/>
    </style:style>
    <style:style style:name="P21" style:family="paragraph" style:parent-style-name="Standard">
      <style:text-properties officeooo:rsid="00214354" officeooo:paragraph-rsid="00360eda"/>
    </style:style>
    <style:style style:name="P22" style:family="paragraph" style:parent-style-name="Standard">
      <style:text-properties officeooo:rsid="00323522" officeooo:paragraph-rsid="00323522"/>
    </style:style>
    <style:style style:name="P23" style:family="paragraph" style:parent-style-name="Standard">
      <style:text-properties officeooo:rsid="00349ca1" officeooo:paragraph-rsid="00360eda"/>
    </style:style>
    <style:style style:name="P24" style:family="paragraph" style:parent-style-name="Standard">
      <style:text-properties officeooo:rsid="00378daa" officeooo:paragraph-rsid="00378daa"/>
    </style:style>
    <style:style style:name="P25" style:family="paragraph" style:parent-style-name="Standard">
      <style:text-properties officeooo:rsid="0025ec5c" officeooo:paragraph-rsid="002d1aee"/>
    </style:style>
    <style:style style:name="P26" style:family="paragraph" style:parent-style-name="Standard">
      <style:text-properties officeooo:rsid="003a08da" officeooo:paragraph-rsid="003a08da"/>
    </style:style>
    <style:style style:name="P27" style:family="paragraph" style:parent-style-name="Standard">
      <style:text-properties officeooo:rsid="00380c40" officeooo:paragraph-rsid="00380c40"/>
    </style:style>
    <style:style style:name="P28" style:family="paragraph" style:parent-style-name="Standard">
      <style:text-properties fo:font-weight="normal" officeooo:rsid="00406985" officeooo:paragraph-rsid="00460206" style:font-weight-asian="normal" style:font-weight-complex="normal"/>
    </style:style>
    <style:style style:name="P29" style:family="paragraph" style:parent-style-name="Standard">
      <style:text-properties fo:font-weight="normal" officeooo:rsid="0049545f" officeooo:paragraph-rsid="0049545f" style:font-weight-asian="normal" style:font-weight-complex="normal"/>
    </style:style>
    <style:style style:name="P30" style:family="paragraph" style:parent-style-name="Standard">
      <style:text-properties officeooo:paragraph-rsid="0049ea5c"/>
    </style:style>
    <style:style style:name="P31" style:family="paragraph" style:parent-style-name="Standard">
      <style:text-properties officeooo:rsid="004a5be3" officeooo:paragraph-rsid="004a5be3"/>
    </style:style>
    <style:style style:name="P32" style:family="paragraph" style:parent-style-name="Standard">
      <style:text-properties officeooo:rsid="004c2a7f" officeooo:paragraph-rsid="004c2a7f"/>
    </style:style>
    <style:style style:name="P33" style:family="paragraph" style:parent-style-name="Standard">
      <style:text-properties officeooo:rsid="004ff384" officeooo:paragraph-rsid="004ff384"/>
    </style:style>
    <style:style style:name="P34" style:family="paragraph" style:parent-style-name="Preformatted_20_Text">
      <style:text-properties officeooo:rsid="001b8878" officeooo:paragraph-rsid="001b8878"/>
    </style:style>
    <style:style style:name="P35" style:family="paragraph" style:parent-style-name="Preformatted_20_Text">
      <style:text-properties style:font-name="monospace" officeooo:rsid="00378daa" officeooo:paragraph-rsid="00378daa"/>
    </style:style>
    <style:style style:name="P36" style:family="paragraph" style:parent-style-name="Preformatted_20_Text">
      <style:text-properties officeooo:rsid="001f776d" officeooo:paragraph-rsid="0041ee06"/>
    </style:style>
    <style:style style:name="P37" style:family="paragraph" style:parent-style-name="Preformatted_20_Text">
      <style:text-properties officeooo:rsid="001f776d" officeooo:paragraph-rsid="004e428e"/>
    </style:style>
    <style:style style:name="P38" style:family="paragraph" style:parent-style-name="Preformatted_20_Text">
      <style:text-properties officeooo:rsid="004c2a7f" officeooo:paragraph-rsid="004c2a7f"/>
    </style:style>
    <style:style style:name="P39" style:family="paragraph" style:parent-style-name="Standard">
      <style:text-properties fo:font-weight="normal" officeooo:rsid="004719e3" officeooo:paragraph-rsid="004719e3" style:font-weight-asian="normal" style:font-weight-complex="normal"/>
    </style:style>
    <style:style style:name="P40" style:family="paragraph" style:parent-style-name="Standard">
      <style:text-properties officeooo:rsid="004c2a7f" officeooo:paragraph-rsid="004c2a7f"/>
    </style:style>
    <style:style style:name="P41" style:family="paragraph" style:parent-style-name="Standard">
      <style:text-properties officeooo:rsid="00554112" officeooo:paragraph-rsid="00554112"/>
    </style:style>
    <style:style style:name="P42" style:family="paragraph" style:parent-style-name="Standard">
      <style:text-properties officeooo:rsid="001f776d" officeooo:paragraph-rsid="0041ee06"/>
    </style:style>
    <style:style style:name="P43" style:family="paragraph" style:parent-style-name="Standard">
      <style:text-properties officeooo:rsid="0056401f" officeooo:paragraph-rsid="0056401f"/>
    </style:style>
    <style:style style:name="P44" style:family="paragraph" style:parent-style-name="Standard">
      <style:text-properties officeooo:rsid="0056bdac" officeooo:paragraph-rsid="0056bdac"/>
    </style:style>
    <style:style style:name="P45" style:family="paragraph" style:parent-style-name="Standard">
      <style:text-properties officeooo:rsid="00579c68" officeooo:paragraph-rsid="00579c6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c863" style:font-weight-asian="bold" style:font-weight-complex="bold"/>
    </style:style>
    <style:style style:name="T3" style:family="text">
      <style:text-properties officeooo:rsid="002a99d4"/>
    </style:style>
    <style:style style:name="T4" style:family="text">
      <style:text-properties officeooo:rsid="003189c3"/>
    </style:style>
    <style:style style:name="T5" style:family="text">
      <style:text-properties officeooo:rsid="00323522"/>
    </style:style>
    <style:style style:name="T6" style:family="text">
      <style:text-properties fo:color="#660033"/>
    </style:style>
    <style:style style:name="T7" style:family="text">
      <style:text-properties fo:color="#c20cb9" fo:font-weight="bold" officeooo:rsid="003965ec"/>
    </style:style>
    <style:style style:name="T8" style:family="text">
      <style:text-properties officeooo:rsid="003b69ea"/>
    </style:style>
    <style:style style:name="T9" style:family="text">
      <style:text-properties officeooo:rsid="0042a596"/>
    </style:style>
    <style:style style:name="T10" style:family="text">
      <style:text-properties officeooo:rsid="004ab1e3"/>
    </style:style>
    <style:style style:name="T11" style:family="text">
      <style:text-properties officeooo:rsid="004e428e"/>
    </style:style>
    <style:style style:name="T12" style:family="text">
      <style:text-properties officeooo:rsid="00515cf0"/>
    </style:style>
    <style:style style:name="T13" style:family="text">
      <style:text-properties officeooo:rsid="005331f9"/>
    </style:style>
    <style:style style:name="T14" style:family="text">
      <style:text-properties officeooo:rsid="005541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ystem </text:p>
      <text:p text:style-name="P1"/>
      <text:p text:style-name="P4">install anaconda</text:p>
      <text:p text:style-name="P1">if available use exported repo</text:p>
      <text:p text:style-name="P1"/>
      <text:p text:style-name="P34"><text:span text:style-name="Source_20_Text">conda env export -n yourenv -f yourenv.yaml</text:span></text:p>
      <text:p text:style-name="P34"><text:span text:style-name="Source_20_Text">conda env create -f yourenv.yaml</text:span></text:p>
      <text:p text:style-name="P1"/>
      <text:p text:style-name="P1"/>
      <text:p text:style-name="P3">install printer</text:p>
      <text:p text:style-name="P3"/>
      <text:p text:style-name="P2">from brother website download the deb file for mfc – DW 8760DW</text:p>
      <text:p text:style-name="P2">gunzip</text:p>
      <text:p text:style-name="P2">then sudo bash ….</text:p>
      <text:p text:style-name="P2"/>
      <text:p text:style-name="P2">this isntall the printer software</text:p>
      <text:p text:style-name="P2">then use network printer and it will ask a strange question for a link.</text:p>
      <text:p text:style-name="P2">Say no, at this point the printing works already</text:p>
      <text:p text:style-name="P2"/>
      <text:p text:style-name="P5">install Scanner</text:p>
      <text:p text:style-name="P11">this is a differentt thing</text:p>
      <text:p text:style-name="P11"/>
      <text:p text:style-name="P9">configure git / <text:span text:style-name="T9">github</text:span></text:p>
      <text:p text:style-name="P28"><text:a xlink:type="simple" xlink:href="https://dmitryzinchenko.com/2016/08/19/installing-and-configuring-git-and-github-on-ubuntu-desktop/" text:style-name="Internet_20_link" text:visited-style-name="Visited_20_Internet_20_Link">https://dmitryzinchenko.com/2016/08/19/installing-and-configuring-git-and-github-on-ubuntu-desktop/</text:a></text:p>
      <text:p text:style-name="P39">install git</text:p>
      <text:p text:style-name="P39">sudo apt-get install git</text:p>
      <text:p text:style-name="P29">then configure to access github</text:p>
      <text:p text:style-name="P12"><text:span text:style-name="Source_20_Text">$ git config --global user.name "Your Name"</text:span></text:p>
      <text:p text:style-name="Standard"><text:span text:style-name="Source_20_Text">$ git config --global user.email "youremail@domain.com"</text:span></text:p>
      <text:p text:style-name="Standard"><text:span text:style-name="Source_20_Text">$ git config --global push.default simple</text:span></text:p>
      <text:p text:style-name="P12"><text:span text:style-name="Source_20_Text">$ git config --list</text:span></text:p>
      <text:p text:style-name="P30"><text:span text:style-name="Source_20_Text">$ cat</text:span> <text:span text:style-name="Source_20_Text">.gitconfig</text:span></text:p>
      <text:p text:style-name="P12"/>
      <text:p text:style-name="P33">github has good docu on ssh keys ….</text:p>
      <text:p text:style-name="P33"/>
      <text:p text:style-name="P31">to check ssh keys, <text:span text:style-name="T10">start agent and list public key which needs to be registered at github</text:span></text:p>
      <text:p text:style-name="P31">eval "$(ssh-agent -s)"</text:p>
      <text:p text:style-name="P36"><text:span text:style-name="Source_20_Text">ssh-add -l</text:span></text:p>
      <text:p text:style-name="P36"><text:span text:style-name="Source_20_Text"/></text:p>
      <text:p text:style-name="P37"><text:span text:style-name="Source_20_Text"><text:span text:style-name="T11">also check ssh config</text:span></text:span></text:p>
      <text:p text:style-name="P37"><text:span text:style-name="Source_20_Text">ls -al ~/.ssh</text:span></text:p>
      <text:p text:style-name="P36"><text:span text:style-name="Source_20_Text"/></text:p>
      <text:p text:style-name="P32">if empty create one:</text:p>
      <text:p text:style-name="P38"><text:span text:style-name="Source_20_Text">ssh-keygen -t rsa -b 4096 -C </text:span><text:span text:style-name="Source_20_Text"><text:span text:style-name="T13">email_address</text:span></text:span></text:p>
      <text:p text:style-name="P32"/>
      <text:p text:style-name="P41">the public key is in </text:p>
      <text:p text:style-name="P32">.<text:span text:style-name="T14">ssh/</text:span>cat id_rsa.pub</text:p>
      <text:p text:style-name="P12"/>
      <text:p text:style-name="P43">in github create a new key and copy the public key there</text:p>
      <text:p text:style-name="P43"/>
      <text:p text:style-name="P44">then test with </text:p>
      <text:p text:style-name="P44">git clone …..</text:p>
      <text:p text:style-name="P45">git add </text:p>
      <text:p text:style-name="P12"><text:soft-page-break/></text:p>
      <text:p text:style-name="P6">Install eclipse</text:p>
      <text:p text:style-name="P6"/>
      <text:p text:style-name="P10"/>
      <text:p text:style-name="P8"><text:span text:style-name="T3">1. </text:span>install arduino eclipse</text:p>
      <text:p text:style-name="P13">downlaod sloeber and unpack</text:p>
      <text:p text:style-name="P14">move directory to desired location, then start the program</text:p>
      <text:p text:style-name="P20">connect the ar<text:span text:style-name="T4">duino while eclipse downloads stuff</text:span>:</text:p>
      <text:p text:style-name="P20"/>
      <text:p text:style-name="P25">this comes with all <text:s/>libraries etc to comiple, but it needs make</text:p>
      <text:p text:style-name="P16">sudo apt-get install make</text:p>
      <text:p text:style-name="P16"/>
      <text:p text:style-name="P22">configure:</text:p>
      <text:p text:style-name="P22">standard directoru</text:p>
      <text:p text:style-name="P22">board = arduino mega</text:p>
      <text:p text:style-name="P22">processor + mega 1280</text:p>
      <text:p text:style-name="P19"/>
      <text:p text:style-name="P19">create test program and it should compile but not upload, <text:span text:style-name="T5">because it doesn’t have a serial port</text:span></text:p>
      <text:p text:style-name="P21">lsusb should show “Future Technology Devices”</text:p>
      <text:p text:style-name="P18"><text:a xlink:type="simple" xlink:href="https://askubuntu.com/questions/1109702/no-connection-between-ubuntu-18-04-and-arduino" text:style-name="Internet_20_link" text:visited-style-name="Visited_20_Internet_20_Link">https://askubuntu.com/questions/1109702/no-connection-between-ubuntu-18-04-and-arduino</text:a></text:p>
      <text:p text:style-name="P23">add user access to usb by adding user to dialout group</text:p>
      <text:p text:style-name="P26">only then in the dropdown menue during project definitions the usb port appear<text:span text:style-name="T8">s</text:span></text:p>
      <text:p text:style-name="P23"><text:s/></text:p>
      <text:p text:style-name="P7">to list gourps:</text:p>
      <text:p text:style-name="P24">groups</text:p>
      <text:p text:style-name="P7">to list group memberships:</text:p>
      <text:p text:style-name="P24">cat “/etc/groups” } grep username</text:p>
      <text:p text:style-name="P27"><text:span text:style-name="T1">to add user to </text:span><text:span text:style-name="T2">gropu</text:span></text:p>
      <text:p text:style-name="P35">usermod <text:span text:style-name="T6">-a</text:span> <text:span text:style-name="T6">-G</text:span> <text:span text:style-name="T7">dialout username</text:span></text:p>
      <text:p text:style-name="P24"/>
      <text:p text:style-name="P24"/>
      <text:p text:style-name="P17"/>
      <text:p text:style-name="P15">Install Eclipse cpp</text:p>
      <text:p text:style-name="P15"/>
      <text:p text:style-name="P15">install eclipse arduino – sloeber</text:p>
      <text:p text:style-name="P15"/>
      <text:p text:style-name="P15">install eclipse python??? or better gedit with plugin??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5:41:36.468625462</meta:creation-date>
    <dc:date>2019-05-04T09:01:29.074454173</dc:date>
    <meta:editing-duration>PT1H22M46S</meta:editing-duration>
    <meta:editing-cycles>56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34" meta:character-count="2102" meta:non-whitespace-character-count="1827"/>
  </office:meta>
</office:document-meta>
</file>